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a110" officeooo:paragraph-rsid="000ca110"/>
    </style:style>
    <style:style style:name="P2" style:family="paragraph" style:parent-style-name="Standard">
      <style:paragraph-properties fo:text-align="center" style:justify-single-word="false"/>
      <style:text-properties officeooo:rsid="000ca110"/>
    </style:style>
    <style:style style:name="P3" style:family="paragraph" style:parent-style-name="Standard">
      <style:text-properties officeooo:rsid="000d0a33" officeooo:paragraph-rsid="000ca110"/>
    </style:style>
    <style:style style:name="P4" style:family="paragraph" style:parent-style-name="Standard">
      <style:text-properties officeooo:rsid="003a9694" officeooo:paragraph-rsid="003a9694"/>
    </style:style>
    <style:style style:name="P5" style:family="paragraph" style:parent-style-name="Standard">
      <style:text-properties officeooo:paragraph-rsid="003a9694"/>
    </style:style>
    <style:style style:name="P6" style:family="paragraph" style:parent-style-name="Text_20_body">
      <style:text-properties officeooo:paragraph-rsid="001270ea"/>
    </style:style>
    <style:style style:name="P7" style:family="paragraph" style:parent-style-name="Text_20_body">
      <style:text-properties officeooo:rsid="001270ea" officeooo:paragraph-rsid="001270ea"/>
    </style:style>
    <style:style style:name="P8" style:family="paragraph" style:parent-style-name="Text_20_body">
      <style:text-properties fo:font-weight="bold" officeooo:paragraph-rsid="001270ea" style:font-weight-asian="bold" style:font-weight-complex="bold"/>
    </style:style>
    <style:style style:name="P9" style:family="paragraph" style:parent-style-name="Text_20_body">
      <style:text-properties fo:font-weight="bold" officeooo:rsid="00327a9f" officeooo:paragraph-rsid="001ca942" style:font-weight-asian="bold" style:font-weight-complex="bold"/>
    </style:style>
    <style:style style:name="P10" style:family="paragraph" style:parent-style-name="Text_20_body">
      <style:text-properties officeooo:paragraph-rsid="00146b00"/>
    </style:style>
    <style:style style:name="P11" style:family="paragraph" style:parent-style-name="Text_20_body">
      <style:text-properties officeooo:rsid="001c5f8b" officeooo:paragraph-rsid="001c5f8b"/>
    </style:style>
    <style:style style:name="P12" style:family="paragraph" style:parent-style-name="Text_20_body">
      <style:text-properties officeooo:paragraph-rsid="001ca942"/>
    </style:style>
    <style:style style:name="P13" style:family="paragraph" style:parent-style-name="Text_20_body">
      <style:text-properties style:text-line-through-style="solid" style:text-line-through-type="single" officeooo:rsid="001270ea" officeooo:paragraph-rsid="001270ea"/>
    </style:style>
    <style:style style:name="P14" style:family="paragraph" style:parent-style-name="Text_20_body">
      <style:text-properties fo:font-weight="normal" officeooo:paragraph-rsid="001ca942" style:font-weight-asian="normal" style:font-weight-complex="normal"/>
    </style:style>
    <style:style style:name="P15" style:family="paragraph" style:parent-style-name="Text_20_body">
      <style:text-properties officeooo:paragraph-rsid="002417b8"/>
    </style:style>
    <style:style style:name="P16" style:family="paragraph" style:parent-style-name="Text_20_body">
      <style:text-properties officeooo:rsid="00540652" officeooo:paragraph-rsid="00540652"/>
    </style:style>
    <style:style style:name="P17" style:family="paragraph" style:parent-style-name="Text_20_body">
      <style:paragraph-properties fo:break-before="page"/>
      <style:text-properties fo:font-weight="bold" officeooo:rsid="004fb633" officeooo:paragraph-rsid="004fb633" style:font-weight-asian="bold" style:font-weight-complex="bold"/>
    </style:style>
    <style:style style:name="P18" style:family="paragraph" style:parent-style-name="Standard">
      <style:text-properties officeooo:rsid="000ca110" officeooo:paragraph-rsid="003a9694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45f517" officeooo:paragraph-rsid="0045f517" style:font-size-asian="12.5pt" style:font-style-asian="normal" style:font-weight-asian="normal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officeooo:paragraph-rsid="0055bb30" style:font-size-asian="12.5pt" style:font-style-asian="normal" style:font-weight-asian="normal" style:font-weight-complex="normal" style:text-emphasize="none"/>
    </style:style>
    <style:style style:name="P21" style:family="paragraph" style:parent-style-name="Heading_20_1" style:list-style-name="">
      <style:text-properties officeooo:rsid="00108df1" officeooo:paragraph-rsid="00146b00"/>
    </style:style>
    <style:style style:name="P22" style:family="paragraph" style:parent-style-name="Heading_20_2">
      <style:text-properties officeooo:paragraph-rsid="002cfaf6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paragraph-rsid="001c5f8b"/>
    </style:style>
    <style:style style:name="P26" style:family="paragraph" style:parent-style-name="Heading_20_2">
      <style:paragraph-properties fo:break-before="page"/>
      <style:text-properties officeooo:rsid="001c5f8b" officeooo:paragraph-rsid="001ca942"/>
    </style:style>
    <style:style style:name="T1" style:family="text">
      <style:text-properties officeooo:rsid="000d0a3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270ea"/>
    </style:style>
    <style:style style:name="T4" style:family="text">
      <style:text-properties style:text-line-through-style="solid" style:text-line-through-type="single" style:text-position="super 58%"/>
    </style:style>
    <style:style style:name="T5" style:family="text">
      <style:text-properties style:text-line-through-style="solid" style:text-line-through-type="single" officeooo:rsid="00231dbc"/>
    </style:style>
    <style:style style:name="T6" style:family="text">
      <style:text-properties style:text-line-through-style="solid" style:text-line-through-type="single" officeooo:rsid="001ca94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officeooo:rsid="00146b00"/>
    </style:style>
    <style:style style:name="T10" style:family="text">
      <style:text-properties officeooo:rsid="001c5f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17b8" style:font-weight-asian="bold" style:font-weight-complex="bold"/>
    </style:style>
    <style:style style:name="T13" style:family="text">
      <style:text-properties fo:font-weight="bold" officeooo:rsid="00327a9f" style:font-weight-asian="bold" style:font-weight-complex="bold"/>
    </style:style>
    <style:style style:name="T14" style:family="text">
      <style:text-properties fo:font-weight="bold" officeooo:rsid="003419c8" style:font-weight-asian="bold" style:font-weight-complex="bold"/>
    </style:style>
    <style:style style:name="T15" style:family="text">
      <style:text-properties fo:font-weight="bold" officeooo:rsid="0026011f" style:font-weight-asian="bold" style:font-weight-complex="bold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officeooo:rsid="002cfaf6"/>
    </style:style>
    <style:style style:name="T18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officeooo:rsid="000ca110" style:font-size-asian="12.5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style:font-size-asian="12.5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officeooo:rsid="003a9694" style:font-size-asian="12.5pt" style:font-style-asian="normal" style:font-weight-asian="bold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officeooo:rsid="0055bb30" style:font-size-asian="12.5pt" style:font-style-asian="normal" style:font-weight-asian="bold" style:text-emphasize="none"/>
    </style:style>
    <style:style style:name="T24" style:family="text">
      <style:text-properties officeooo:rsid="003a9694"/>
    </style:style>
    <style:style style:name="T25" style:family="text">
      <style:text-properties officeooo:rsid="00433503"/>
    </style:style>
    <style:style style:name="T26" style:family="text">
      <style:text-properties officeooo:rsid="004917ec"/>
    </style:style>
    <style:style style:name="T27" style:family="text">
      <style:text-properties officeooo:rsid="004b723a"/>
    </style:style>
    <style:style style:name="T28" style:family="text">
      <style:text-properties officeooo:rsid="005288db"/>
    </style:style>
    <style:style style:name="T29" style:family="text">
      <style:text-properties officeooo:rsid="0055b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Quick Final Version:</text:p>
      <text:p text:style-name="P1"/>
      <text:p text:style-name="P1"><text:span text:style-name="T29">1</text:span>. Plos-One Version</text:p>
      <text:p text:style-name="P1"/>
      <text:p text:style-name="P1"><text:span text:style-name="T29">2</text:span><text:a xlink:type="simple" xlink:href="#3.4. Supplementary Files:|outline">. Prepare Supplementary Files</text:a></text:p>
      <text:p text:style-name="P1"/>
      <text:p text:style-name="P1"><text:span text:style-name="T29">3</text:span><text:a xlink:type="simple" xlink:href="#4.5. Manual.|outline">. Create manual.</text:a></text:p>
      <text:p text:style-name="P1"/>
      <text:p text:style-name="P1"><text:span text:style-name="T29">4</text:span><text:a xlink:type="simple" xlink:href="#0.5.6. Clean Source Code|outline">. Clean Source code</text:a></text:p>
      <text:p text:style-name="P1"/>
      <text:p text:style-name="P1"><text:span text:style-name="T29">5</text:span>. fix all application bugs:</text:p>
      <text:p text:style-name="P1"><text:tab/>a. <text:span text:style-name="T1">Clicking the last next and first Previous button in Interactive Segmentation</text:span></text:p>
      <text:p text:style-name="P1"><text:tab/><text:span text:style-name="T1">b. fix location of back and next buttons</text:span></text:p>
      <text:p text:style-name="P3"><text:tab/>c. remove empty image open with Interactive Segmentation</text:p>
      <text:p text:style-name="P1"><text:tab/><text:span text:style-name="T1">d. package into one jar</text:span></text:p>
      <text:p text:style-name="P4"/>
      <text:p text:style-name="P5"><text:span text:style-name="T29">6. </text:span><text:span text:style-name="T18"><text:s/></text:span><text:span text:style-name="T20">Remeasure using expand contours + (</text:span><text:span text:style-name="T21">FC +- std Chart</text:span><text:span text:style-name="T23">)</text:span></text:p>
      <text:p text:style-name="P5"/>
      <text:p text:style-name="P18"/>
      <text:p text:style-name="P1"/>
      <text:h text:style-name="P22" text:outline-level="2"><text:span text:style-name="T26">1</text:span>. <text:span text:style-name="T17">Plos-Comp Version:</text:span></text:h>
      <text:p text:style-name="P19">Done until Oct. 01 , </text:p>
      <text:p text:style-name="P20">Oct. 27 (not done yet; wait newer version first)</text:p>
      <text:p text:style-name="Text_20_body"/>
      <text:h text:style-name="P23" text:outline-level="2"/>
      <text:h text:style-name="P24" text:outline-level="2"><text:span text:style-name="T26">2</text:span>. Supplementary Files:</text:h>
      <text:p text:style-name="P8"><text:tab/><text:span text:style-name="T3">a. location: \PlosComp\SupplementaryMaterials\</text:span></text:p>
      <text:p text:style-name="P6"><text:tab/><text:span text:style-name="T3">b. Find all Bmh1 images to use (\test\PlosComp) → one Zip file (copy to path in “a”)</text:span></text:p>
      <text:p text:style-name="P13"><text:span text:style-name="T16"><text:tab/></text:span>c. All overlays in Second Zip File</text:p>
      <text:p text:style-name="P7"><text:tab/>d. <text:span text:style-name="T2">Measurments in 3</text:span><text:span text:style-name="T4">rd</text:span><text:span text:style-name="T2"> File </text:span><text:span text:style-name="T5">(Bmh1-measurement.csv; copy to PlosComp)</text:span></text:p>
      <text:p text:style-name="P7"><text:tab/>e. Generate several PDFs into 4<text:span text:style-name="T8">th</text:span> File.</text:p>
      <text:p text:style-name="P7"><text:tab/><text:tab/><text:span text:style-name="T25">First decide what charts you want (Wait new Measurement &amp; redo all)</text:span></text:p>
      <text:p text:style-name="P7"/>
      <text:h text:style-name="P21" text:outline-level="1"/>
      <text:h text:style-name="P24" text:outline-level="2"><text:span text:style-name="T26">3</text:span>. Manual.</text:h>
      <text:p text:style-name="P10"><text:tab/><text:span text:style-name="T9">a. . ../Writings/Reports/YM_Manual/...</text:span></text:p>
      <text:p text:style-name="P15"><text:span text:style-name="T15">d</text:span><text:span text:style-name="T12">. Plan the images &amp; add according to Priority</text:span></text:p>
      <text:p text:style-name="P16"><text:span text:style-name="T12">a</text:span><text:span text:style-name="T11">dd I/O image</text:span></text:p>
      <text:p text:style-name="P6"/>
      <text:p text:style-name="P6"/>
      <text:p text:style-name="P11"/>
      <text:p text:style-name="P6"/>
      <text:p text:style-name="P6"/>
      <text:p text:style-name="P6"/>
      <text:h text:style-name="P25" text:outline-level="2"><text:span text:style-name="T26">4</text:span><text:bookmark-start text:name="__DdeLink__12936_1117436998"/>. <text:span text:style-name="T10">Clean Source Code</text:span><text:bookmark-end text:name="__DdeLink__12936_1117436998"/></text:h>
      <text:p text:style-name="P11">a. <text:span text:style-name="T27">Done until package plots + MainGui.java; Next : package rois</text:span></text:p>
      <text:p text:style-name="P11"><text:tab/>LongTerm Goal: Need extensive Testing and Redesign; </text:p>
      <text:h text:style-name="P26" text:outline-level="2"><text:span text:style-name="T29">5</text:span>. Fix all Bugs:</text:h>
      <text:p text:style-name="P14"><text:tab/><text:span text:style-name="T6">a. Next/Previous (DONE)</text:span></text:p>
      <text:p text:style-name="P9"><text:tab/>b. Fix Back/Next Buttons Locations</text:p>
      <text:p text:style-name="P12"><text:span text:style-name="T13"><text:tab/><text:tab/></text:span><text:span text:style-name="T14">Plan</text:span></text:p>
      <text:p text:style-name="P17"><text:span text:style-name="T28">6</text:span>. Remeasure all Using ExpandContours <text:span text:style-name="T28">+ CorrectRois (pending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31T16:23:17.807834318</meta:creation-date>
    <dc:date>2014-12-04T14:52:12.437577972</dc:date>
    <dc:creator>Mohamed Tleis</dc:creator>
    <meta:editing-duration>P1DT5H49M19S</meta:editing-duration>
    <meta:editing-cycles>51</meta:editing-cycles>
    <meta:generator>LibreOffice/4.2.5.2$Linux_X86_64 LibreOffice_project/420m0$Build-2</meta:generator>
    <meta:document-statistic meta:table-count="0" meta:image-count="0" meta:object-count="0" meta:page-count="6" meta:paragraph-count="33" meta:word-count="200" meta:character-count="1237" meta:non-whitespace-character-count="1050"/>
  </office:meta>
</office:document-meta>
</file>